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4cm" fo:min-width="2.246cm"/>
    </style:style>
    <style:style style:name="gr3" style:family="graphic" style:parent-style-name="standard">
      <style:graphic-properties svg:stroke-width="0.05cm" draw:marker-start="Arrow_20_concave" draw:marker-start-width="0.05cm" draw:marker-end="Arrow_20_concave" draw:marker-end-width="0.0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="Arrow_20_concave" draw:marker-start-width="0.2cm" draw:marker-end="Arrow_20_concave" draw:marker-end-width="0.2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middle"/>
    </style:style>
    <style:style style:name="gr8" style:family="graphic" style:parent-style-name="standard">
      <style:graphic-properties draw:stroke="none" svg:stroke-color="#000000" draw:marker-start="Pontas_20_das_20_setas_20_1" draw:marker-end="Pontas_20_das_20_setas_20_1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start="" draw:marker-end=""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13.5cm" svg:height="8cm" svg:x="9.6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3.5cm" svg:height="8cm" svg:x="9.4cm" svg:y="5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3.5cm" svg:height="8cm" svg:x="9.2cm" svg:y="5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3.5cm" svg:height="8cm" svg:x="9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3.33cm" svg:height="0.725cm" svg:x="19.1cm" svg:y="5.607cm">
            <draw:text-box>
              <text:p><text:span text:style-name="T1">Tomcat Cluster</text:span></text:p>
            </draw:text-box>
          </draw:frame>
        </draw:g>
        <draw:custom-shape draw:style-name="gr3" draw:text-style-name="P3" xml:id="id2" draw:id="id2" draw:layer="layout" svg:width="2.5cm" svg:height="1.5cm" svg:x="12.6cm" svg:y="6.9cm">
          <text:p text:style-name="P3"><text:span text:style-name="T2">User</text:span></text:p>
          <text:p text:style-name="P3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2.5cm" svg:height="1.5cm" svg:x="12.6cm" svg:y="10.54cm">
          <text:p text:style-name="P3"><text:span text:style-name="T2">Form/Answer</text:span></text:p>
          <text:p text:style-name="P3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2.5cm" svg:height="1.5cm" svg:x="17.2cm" svg:y="8.66cm">
          <text:p text:style-name="P1"><text:span text:style-name="T1">Entity</text:span></text:p>
          <text:p text:style-name="P1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3.2cm" svg:height="0.5cm" draw:transform="rotate (1.5707963267946) translate (9.6cm 9.244cm)">
          <text:p text:style-name="P1"><text:span text:style-name="T1">Web 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" draw:id="id4" draw:layer="layout" svg:width="3.2cm" svg:height="0.5cm" draw:transform="rotate (1.5707963267946) translate (9.6cm 12.9cm)">
          <text:p text:style-name="P1"><text:span text:style-name="T1">JSF/Servl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6" draw:id="id6" draw:layer="layout" svg:width="3.2cm" svg:height="0.5cm" draw:transform="rotate (1.5707963267946) translate (21.3cm 11.032cm)">
          <text:p text:style-name="P1"><text:span text:style-name="T1">H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7" draw:id="id7">
          <draw:custom-shape draw:style-name="gr5" draw:text-style-name="P4" draw:layer="layout" svg:width="2.5cm" svg:height="1.5cm" svg:x="24.5cm" svg:y="8.4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2.5cm" svg:height="1.5cm" svg:x="24.2cm" svg:y="8.6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2.5cm" svg:height="1.5cm" svg:x="23.9cm" svg:y="8.8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2.5cm" svg:height="1.5cm" svg:x="23.6cm" svg:y="9.004cm">
            <text:p text:style-name="P1"><text:span text:style-name="T1">Cassandra</text:span></text:p>
            <text:p text:style-name="P1"><text:span text:style-name="T1">Clust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1" draw:layer="layout" draw:type="line" svg:x1="10.1cm" svg:y1="7.644cm" svg:x2="12.6cm" svg:y2="7.65cm" draw:start-shape="id1" draw:start-glue-point="2" draw:end-shape="id2" draw:end-glue-point="3" svg:d="m10100 7644 2500 6">
          <text:p/>
        </draw:connector>
        <draw:connector draw:style-name="gr7" draw:text-style-name="P1" draw:layer="layout" draw:type="line" svg:x1="10.1cm" svg:y1="7.644cm" svg:x2="12.6cm" svg:y2="11.29cm" draw:start-shape="id1" draw:start-glue-point="2" draw:end-shape="id3" draw:end-glue-point="3" svg:d="m10100 7644 2500 3646">
          <text:p/>
        </draw:connector>
        <draw:connector draw:style-name="gr7" draw:text-style-name="P1" draw:layer="layout" draw:type="line" svg:x1="10.1cm" svg:y1="11.3cm" svg:x2="12.6cm" svg:y2="11.29cm" draw:start-shape="id4" draw:start-glue-point="2" draw:end-shape="id3" draw:end-glue-point="3" svg:d="m10100 11300 2500-10">
          <text:p/>
        </draw:connector>
        <draw:connector draw:style-name="gr7" draw:text-style-name="P1" draw:layer="layout" draw:type="line" svg:x1="10.1cm" svg:y1="11.3cm" svg:x2="12.6cm" svg:y2="7.65cm" draw:start-shape="id4" draw:start-glue-point="2" draw:end-shape="id2" draw:end-glue-point="3" svg:d="m10100 11300 2500-3650">
          <text:p/>
        </draw:connector>
        <draw:connector draw:style-name="gr7" draw:text-style-name="P1" draw:layer="layout" draw:type="line" svg:x1="15.1cm" svg:y1="7.65cm" svg:x2="17.2cm" svg:y2="9.41cm" draw:start-shape="id2" draw:start-glue-point="1" draw:end-shape="id5" draw:end-glue-point="3" svg:d="m15100 7650 2100 1760">
          <text:p/>
        </draw:connector>
        <draw:connector draw:style-name="gr7" draw:text-style-name="P1" draw:layer="layout" draw:type="line" svg:x1="15.1cm" svg:y1="11.29cm" svg:x2="17.2cm" svg:y2="9.41cm" draw:start-shape="id3" draw:start-glue-point="1" draw:end-shape="id5" svg:d="m15100 11290 2100-1880">
          <text:p/>
        </draw:connector>
        <draw:connector draw:style-name="gr7" draw:text-style-name="P1" draw:layer="layout" draw:type="line" svg:x1="19.7cm" svg:y1="9.41cm" svg:x2="21.3cm" svg:y2="9.432cm" draw:start-shape="id5" draw:start-glue-point="1" draw:end-shape="id6" draw:end-glue-point="0" svg:d="m19700 9410 1600 22">
          <text:p/>
        </draw:connector>
        <draw:connector draw:style-name="gr7" draw:text-style-name="P1" draw:layer="layout" draw:type="line" svg:x1="21.8cm" svg:y1="9.432cm" svg:x2="23.6cm" svg:y2="9.454cm" draw:start-shape="id6" draw:start-glue-point="2" draw:end-shape="id7" draw:end-glue-point="3" svg:d="m21800 9432 1800 22">
          <text:p/>
        </draw:connector>
        <draw:custom-shape draw:style-name="gr3" draw:text-style-name="P3" xml:id="id8" draw:id="id8" draw:layer="layout" svg:width="2.5cm" svg:height="1.5cm" svg:x="4.1cm" svg:y="6.9cm">
          <text:p text:style-name="P3"><text:span text:style-name="T2">Mobile</text:span></text:p>
          <text:p text:style-name="P3"><text:span text:style-name="T2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2.5cm" svg:height="1.5cm" svg:x="4.1cm" svg:y="10.556cm">
          <text:p text:style-name="P3"><text:span text:style-name="T2">Browse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6.6cm" svg:y1="7.65cm" svg:x2="9.6cm" svg:y2="7.644cm" draw:start-shape="id8" draw:start-glue-point="1" draw:end-shape="id1" draw:end-glue-point="0" svg:d="m6600 7650 3000-6">
          <text:p/>
        </draw:connector>
        <draw:connector draw:style-name="gr7" draw:text-style-name="P1" draw:layer="layout" draw:type="line" svg:x1="9.6cm" svg:y1="11.3cm" svg:x2="6.6cm" svg:y2="11.306cm" draw:start-shape="id4" draw:start-glue-point="0" draw:end-shape="id9" draw:end-glue-point="1" svg:d="m9600 11300-3000 6">
          <text:p/>
        </draw:connector>
        <draw:frame draw:style-name="gr8" draw:text-style-name="P5" draw:layer="layout" svg:width="2.259cm" svg:height="0.645cm" svg:x="6.8cm" svg:y="7.07cm">
          <draw:text-box>
            <text:p><text:span text:style-name="T3">XML/JSON</text:span></text:p>
          </draw:text-box>
        </draw:frame>
        <draw:frame draw:style-name="gr8" draw:text-style-name="P5" draw:layer="layout" svg:width="2.432cm" svg:height="0.645cm" svg:x="6.701cm" svg:y="10.671cm">
          <draw:text-box>
            <text:p><text:span text:style-name="T3">HTML/AJAX</text:span></text:p>
          </draw:text-box>
        </draw:frame>
        <draw:custom-shape draw:style-name="gr9" draw:text-style-name="P1" draw:layer="layout" svg:width="0.5cm" svg:height="5cm" draw:transform="rotate (1.5707963267946) translate (11.3cm 14.4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5cm" svg:height="11.2cm" draw:transform="rotate (1.5707963267946) translate (15.3cm 13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5cm" svg:height="7.1cm" draw:transform="rotate (1.5707963267946) translate (2cm 13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5" draw:layer="layout" svg:width="1.395cm" svg:height="0.645cm" svg:x="6.402cm" svg:y="14.472cm">
          <draw:text-box>
            <text:p><text:span text:style-name="T3">VIEW</text:span></text:p>
          </draw:text-box>
        </draw:frame>
        <draw:frame draw:style-name="gr8" draw:text-style-name="P5" draw:layer="layout" svg:width="3.618cm" svg:height="0.645cm" svg:x="12.203cm" svg:y="14.473cm">
          <draw:text-box>
            <text:p><text:span text:style-name="T3">MODEL/BUSINESS</text:span></text:p>
          </draw:text-box>
        </draw:frame>
        <draw:frame draw:style-name="gr8" draw:text-style-name="P5" draw:layer="layout" svg:width="2.974cm" svg:height="0.645cm" svg:x="21.003cm" svg:y="14.474cm">
          <draw:text-box>
            <text:p><text:span text:style-name="T3">PERSISTE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Pontas_20_das_20_setas_20_1" draw:display-name="Pontas das seta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miguel </meta:initial-creator>
    <meta:creation-date>2011-12-09T14:46:16</meta:creation-date>
    <dc:date>2011-12-09T15:33:33</dc:date>
    <dc:creator>emiguel </dc:creator>
    <meta:editing-duration>PT25M35S</meta:editing-duration>
    <meta:editing-cycles>5</meta:editing-cycles>
    <meta:generator>BrOffice/3.3$Unix LibreOffice_project/330m19$Build-401</meta:generator>
    <dc:description>Multi-layer architecture of the Maritaca Project</dc:description>
    <dc:title>Maritaca architecture</dc:title>
    <meta:document-statistic meta:object-count="37"/>
  </office:meta>
</office:document-meta>
</file>